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62c" officeooo:paragraph-rsid="000fd6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s ist nativer Code</text:p>
      <text:p text:style-name="P1">→ Nativer Code ist der dogenannte Maschinencode der vom Prozessor ohne weitere Übersetzung/Anpassung direkt verstanden werden kann und sofort ausgeführt wird</text:p>
      <text:p text:style-name="P1"/>
      <text:p text:style-name="P1">Nennen Sie 5 On-Chip-Komponenten des LPC1768</text:p>
      <text:p text:style-name="P1">CPU</text:p>
      <text:p text:style-name="P1">Datenspeicher<text:line-break/>Programmspeicher<text:line-break/>GPIO</text:p>
      <text:p text:style-name="P1">Timer ADU</text:p>
      <text:p text:style-name="P1">DAU<text:line-break/>SPI</text:p>
      <text:p text:style-name="P1">UART</text:p>
      <text:p text:style-name="P1">Ethernet</text:p>
      <text:p text:style-name="P1">USB</text:p>
      <text:p text:style-name="P1">I2C</text:p>
      <text:p text:style-name="P1"/>
      <text:p text:style-name="P1">Durch welche On-Chip-Komponente eines Mikrocontrollers werden zeitgesteuerte Abläufe realisiert?</text:p>
      <text:p text:style-name="P1">Timer</text:p>
      <text:p text:style-name="P1"/>
      <text:p text:style-name="P1">Nennen Sie 2 Komponenten eines Mikrocontrollers, die für die analoge Signalverarbeiten notwendig sind und beschreiben Sie jeweils in einem Satz deren Aufgabe.</text:p>
      <text:p text:style-name="P1">AD-Wandler → Analogwert zu Digitalwert wandeln</text:p>
      <text:p text:style-name="P1">DA-Wandler → Digitalwert zu Analogwert wandeln</text:p>
      <text:p text:style-name="P1"/>
      <text:p text:style-name="P1">Welches Register stellt ein Portpin auf Ausgang?</text:p>
      <text:p text:style-name="P1">FIODIR</text:p>
      <text:p text:style-name="P1"/>
      <text:p text:style-name="P1">Nach Reset worauf sind die PINS geschalten?</text:p>
      <text:p text:style-name="P1">Eingang</text:p>
      <text:p text:style-name="P1"/>
      <text:p text:style-name="P1">Was ist das Matchregisters eines Timers und wozu dient es?<text:line-break/>Matchregister = Vergleichsregister</text:p>
      <text:p text:style-name="P1">Wenn Inhalt Timerzähler = Inhalt des Matchregister kann Ereignis ausgelöst werden</text:p>
      <text:p text:style-name="P1"/>
      <text:p text:style-name="P1">Mit dem unten stehenden Quellcode wird über die Funktion „lcd_putchar(*pt)“ ein Zeichen auf ein Display ausgegeben. Welches Zeichen wird nach der Ausführung der letzten Codezeile ausgegeben</text:p>
      <text:p text:style-name="P1"/>
      <text:p text:style-name="P1"/>
      <text:p text:style-name="P1"/>
      <text:p text:style-name="P1">Über die Int Variable „Dacwert“ soll eine Gleichspannung an einem DAC-Ausgang eines Mikrocontrollers von 1,65 Volt ausgegeben werden. Die Referenzspannung beträgt 3,3Volt, die Auflösung des DAC 10 bit.</text:p>
      <text:p text:style-name="P1">A) Berechnen Sie den erforderlichen Digitalwert!</text:p>
      <text:p text:style-name="P1">Digitalwert = Ausgangsspannung *2N / Referenzspannung</text:p>
      <text:p text:style-name="P1"/>
      <text:p text:style-name="P1">Zur Ausgabe einer Rechteckimpulsfolge, in der die Spannung zwischen 0 Volt und 2 Volt im wechselt, soll ein DAC-Ausgang programmiert werden. Die Referenzspannung beträgt 3,3 Volt, die Auflösung des DAC 10Bit.</text:p>
      <text:p text:style-name="P1">a) Berechnen Sie den erforderlichen DAC-Wert!</text:p>
      <text:p text:style-name="P1">DAC-Wert = 621 (Digitalwert = 2V*1024/3,3V)</text:p>
      <text:p text:style-name="P1"><text:soft-page-break/></text:p>
      <text:p text:style-name="P1">b)Ergänzen Sie die fehlenden 3 Quellcodezeilen!</text:p>
      <text:p text:style-name="P1">…</text:p>
      <text:p text:style-name="P1">while(1)</text:p>
      <text:p text:style-name="P1">{</text:p>
      <text:p text:style-name="P1"><text:tab/>if(izustand==0){</text:p>
      <text:p text:style-name="P1"><text:tab/><text:tab/>dac_wert=0;</text:p>
      <text:p text:style-name="P1"><text:tab/><text:tab/>LPC_DAC → DACR = dac_wert &lt;&lt;6;</text:p>
      <text:p text:style-name="P1"/>
      <text:p text:style-name="P1"><text:tab/><text:tab/>………………………<text:tab/>// izustand = 1;</text:p>
      <text:p text:style-name="P1"><text:tab/><text:tab/>warte(2000);</text:p>
      <text:p text:style-name="P1"><text:tab/>}</text:p>
      <text:p text:style-name="P1"><text:tab/>else</text:p>
      <text:p text:style-name="P1"><text:tab/>{</text:p>
      <text:p text:style-name="P1"><text:tab/><text:tab/>……………………….<text:tab/>// dac_wert = 621</text:p>
      <text:p text:style-name="P1"/>
      <text:p text:style-name="P1"><text:tab/><text:tab/>LPC_DAC → DACR = dac_wert &lt;&lt; 6;</text:p>
      <text:p text:style-name="P1"><text:tab/><text:tab/>……………………….<text:tab/>// izustand = 0;</text:p>
      <text:p text:style-name="P1"><text:tab/><text:tab/>warte(2000);</text:p>
      <text:p text:style-name="P1"><text:tab/>}</text:p>
      <text:p text:style-name="P1">}// end while</text:p>
      <text:p text:style-name="P1"/>
      <text:p text:style-name="P1">lowactive LED an Low anschließen</text:p>
      <text:p text:style-name="P1">berechnung einer Frequenz an sinus signal</text:p>
      <text:p text:style-name="P1">Berechnung einer Eingangsspannung am ADC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10:27:24.627478916</meta:creation-date>
    <dc:date>2020-01-20T10:54:08.925517457</dc:date>
    <meta:editing-duration>PT3M44S</meta:editing-duration>
    <meta:editing-cycles>1</meta:editing-cycles>
    <meta:document-statistic meta:table-count="0" meta:image-count="0" meta:object-count="0" meta:page-count="2" meta:paragraph-count="50" meta:word-count="300" meta:character-count="2113" meta:non-whitespace-character-count="1842"/>
    <meta:generator>LibreOffice/6.3.4.2$Linux_X86_64 LibreOffice_project/30$Build-2</meta:generator>
  </office:meta>
</office:document-meta>
</file>